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9-06_12-27-32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9.589843 E-139-34-48.171386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9-06_15-51-46_000.jpg</text:p>
          </table:table-cell>
          <table:table-cell table:style-name="ce19" office:value-type="string">
            <text:p>:m RES 1*4 / free# JVEMV6 68#_86:1 / 68. theoretical-physics(tp) / w=~,topics=マクローリン展開：剰余項,other=q:(o(x^2)/x^n=0),s=~,i=~,doc=r-6-1~7#8;r-6-2~1</text:p>
          </table:table-cell>
          <table:table-cell table:style-name="ce19"/>
          <table:table-cell table:style-name="ce4"/>
          <table:table-cell table:style-name="ce4" office:value-type="string">
            <text:p>N-35-35-24.261474 E-139-34-54.708251</text:p>
          </table:table-cell>
          <table:table-cell table:style-name="ce38" table:formula="of:=IF([.E3]=&quot;&quot;;[.C3];CONCATENATE([.C3];&quot; / &quot;;[.E3]))" office:value-type="string" office:string-value=":m RES 1*4 / free# JVEMV6 68#_86:1 / 68. theoretical-physics(tp) / w=~,topics=マクローリン展開：剰余項,other=q:(o(x^2)/x^n=0),s=~,i=~,doc=r-6-1~7#8;r-6-2~1">
            <text:p>:m RES 1*4 / free# JVEMV6 68#_86:1 / 68. theoretical-physics(tp) / w=~,topics=マクローリン展開：剰余項,other=q:(o(x^2)/x^n=0),s=~,i=~,doc=r-6-1~7#8;r-6-2~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9-06_15-52-13_000.jpg</text:p>
          </table:table-cell>
          <table:table-cell table:style-name="ce19" office:value-type="string">
            <text:p>:m RES 2*4 / free# JVEMV6 68#_86:1 / 68. theoretical-physics(tp) / w=~,topics=マクローリン展開：剰余項,other=q:(f`=e^(-x^2));seg:極限;seg:絶対値,s=~,i=~,doc=r-6-2~1</text:p>
          </table:table-cell>
          <table:table-cell table:style-name="ce19"/>
          <table:table-cell table:style-name="ce4"/>
          <table:table-cell table:style-name="ce4" office:value-type="string">
            <text:p>N-35-35-24.261474 E-139-34-54.708251</text:p>
          </table:table-cell>
          <table:table-cell table:style-name="ce38" table:formula="of:=IF([.E4]=&quot;&quot;;[.C4];CONCATENATE([.C4];&quot; / &quot;;[.E4]))" office:value-type="string" office:string-value=":m RES 2*4 / free# JVEMV6 68#_86:1 / 68. theoretical-physics(tp) / w=~,topics=マクローリン展開：剰余項,other=q:(f`=e^(-x^2));seg:極限;seg:絶対値,s=~,i=~,doc=r-6-2~1">
            <text:p>:m RES 2*4 / free# JVEMV6 68#_86:1 / 68. theoretical-physics(tp) / w=~,topics=マクローリン展開：剰余項,other=q:(f`=e^(-x^2));seg:極限;seg:絶対値,s=~,i=~,doc=r-6-2~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9-06_15-52-30_000.jpg</text:p>
          </table:table-cell>
          <table:table-cell table:style-name="ce19" office:value-type="string">
            <text:p>:m RES 3*4 / free# JVEMV6 68#_86:1 / 68. theoretical-physics(tp) / w=~,topics=マクローリン展開：剰余項,other=q:(f`=e^(-x^2));seg:極限;seg:絶対値,s=~,i=~,doc=r-6-2~1</text:p>
          </table:table-cell>
          <table:table-cell table:style-name="ce19"/>
          <table:table-cell table:style-name="ce4"/>
          <table:table-cell table:style-name="ce4" office:value-type="string">
            <text:p>N-35-35-24.275207 E-139-34-54.818115</text:p>
          </table:table-cell>
          <table:table-cell table:style-name="ce38" table:formula="of:=IF([.E5]=&quot;&quot;;[.C5];CONCATENATE([.C5];&quot; / &quot;;[.E5]))" office:value-type="string" office:string-value=":m RES 3*4 / free# JVEMV6 68#_86:1 / 68. theoretical-physics(tp) / w=~,topics=マクローリン展開：剰余項,other=q:(f`=e^(-x^2));seg:極限;seg:絶対値,s=~,i=~,doc=r-6-2~1">
            <text:p>:m RES 3*4 / free# JVEMV6 68#_86:1 / 68. theoretical-physics(tp) / w=~,topics=マクローリン展開：剰余項,other=q:(f`=e^(-x^2));seg:極限;seg:絶対値,s=~,i=~,doc=r-6-2~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2021-09-06_15-52-45_000.jpg</text:p>
          </table:table-cell>
          <table:table-cell table:style-name="ce19" office:value-type="string">
            <text:p>:m RES 4*4 / free# JVEMV6 68#_86:1 / 68. theoretical-physics(tp) / w=~,topics=マクローリン展開：剰余項,other=q:(c&gt;1=&gt;c^n&gt;0),s=~,i=~,doc=r-6-2~1</text:p>
          </table:table-cell>
          <table:table-cell table:style-name="ce19"/>
          <table:table-cell table:style-name="ce4"/>
          <table:table-cell table:style-name="ce4" office:value-type="string">
            <text:p>N-35-35-24.275207 E-139-34-54.818115</text:p>
          </table:table-cell>
          <table:table-cell table:style-name="ce38" table:formula="of:=IF([.E6]=&quot;&quot;;[.C6];CONCATENATE([.C6];&quot; / &quot;;[.E6]))" office:value-type="string" office:string-value=":m RES 4*4 / free# JVEMV6 68#_86:1 / 68. theoretical-physics(tp) / w=~,topics=マクローリン展開：剰余項,other=q:(c&gt;1=&gt;c^n&gt;0),s=~,i=~,doc=r-6-2~1">
            <text:p>:m RES 4*4 / free# JVEMV6 68#_86:1 / 68. theoretical-physics(tp) / w=~,topics=マクローリン展開：剰余項,other=q:(c&gt;1=&gt;c^n&gt;0),s=~,i=~,doc=r-6-2~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9-06_18-01-12_000.jpg</text:p>
          </table:table-cell>
          <table:table-cell table:style-name="ce19" office:value-type="string">
            <text:p>:m RES 1*1 / free# JVEMV6 68#_86:2 / 68. theoretical-physics(tp) / w=~,topics=実数列,other=q:(b_(n+1)=(1+b_n)/4),s=~,i=~,doc=r-6-2~1#3</text:p>
          </table:table-cell>
          <table:table-cell table:style-name="ce19"/>
          <table:table-cell table:style-name="ce4"/>
          <table:table-cell table:style-name="ce4" office:value-type="string">
            <text:p>N-35-35-24.261474 E-139-34-54.708251</text:p>
          </table:table-cell>
          <table:table-cell table:style-name="ce38" table:formula="of:=IF([.E7]=&quot;&quot;;[.C7];CONCATENATE([.C7];&quot; / &quot;;[.E7]))" office:value-type="string" office:string-value=":m RES 1*1 / free# JVEMV6 68#_86:2 / 68. theoretical-physics(tp) / w=~,topics=実数列,other=q:(b_(n+1)=(1+b_n)/4),s=~,i=~,doc=r-6-2~1#3">
            <text:p>:m RES 1*1 / free# JVEMV6 68#_86:2 / 68. theoretical-physics(tp) / w=~,topics=実数列,other=q:(b_(n+1)=(1+b_n)/4),s=~,i=~,doc=r-6-2~1#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9-06_19-19-15_000.jpg</text:p>
          </table:table-cell>
          <table:table-cell table:style-name="ce19" office:value-type="string">
            <text:p>:m / 1*1 / percussion,rythm / session-memo / s.1:content=~,key=~,for=~,from=~,R=1,item=bowl,hitter=chopstick:2,pieces=~,genr=pattern-atom,other=~,memo+</text:p>
          </table:table-cell>
          <table:table-cell table:style-name="ce19"/>
          <table:table-cell table:style-name="ce4"/>
          <table:table-cell table:style-name="ce4" office:value-type="string">
            <text:p>N-35-35-29.438781 E-139-34-49.819335</text:p>
          </table:table-cell>
          <table:table-cell table:style-name="ce38" table:formula="of:=IF([.E8]=&quot;&quot;;[.C8];CONCATENATE([.C8];&quot; / &quot;;[.E8]))" office:value-type="string" office:string-value=":m / 1*1 / percussion,rythm / session-memo / s.1:content=~,key=~,for=~,from=~,R=1,item=bowl,hitter=chopstick:2,pieces=~,genr=pattern-atom,other=~,memo+">
            <text:p>:m / 1*1 / percussion,rythm / session-memo / s.1:content=~,key=~,for=~,from=~,R=1,item=bowl,hitter=chopstick:2,pieces=~,genr=pattern-atom,other=~,memo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9-06_20-59-28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4.261474 E-139-34-54.708251</text:p>
          </table:table-cell>
          <table:table-cell table:style-name="ce38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9-07_07-25-55_000.jpg</text:p>
          </table:table-cell>
          <table:table-cell table:style-name="ce17" office:value-type="string">
            <text:p>:m :PHOTO 起きた時刻 / 2021</text:p>
          </table:table-cell>
          <table:table-cell table:style-name="ce17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2021-09-07_07-27-46_000.jpg</text:p>
          </table:table-cell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4"/>
          <table:table-cell table:style-name="ce4" office:value-type="string">
            <text:p>N-35-35-38.131713 E-139-34-56.466064</text:p>
          </table:table-cell>
          <table:table-cell table:style-name="ce38" table:formula="of:=IF([.E11]=&quot;&quot;;[.C11];CONCATENATE([.C11];&quot; / &quot;;[.E11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9-06_18-58-02_000.mp4</text:p>
          </table:table-cell>
          <table:table-cell table:style-name="ce19" office:value-type="string">
            <text:p>###:VIDEO / @自室 / 記録 / jap.flute-bamboo / 演奏、play / 2021-09-06_18-58-02_000.mp4 / todays-melody,genr=~,for=~,key=~,tempo=~,R=~,i.f.=~,Re+</text:p>
          </table:table-cell>
          <table:table-cell table:style-name="Default"/>
          <table:table-cell table:style-name="ce4"/>
          <table:table-cell table:style-name="ce4"/>
          <table:table-cell table:style-name="ce38" table:formula="of:=IF([.E12]=&quot;&quot;;[.C12];CONCATENATE([.C12];&quot; / &quot;;[.E12]))" office:value-type="string" office:string-value="###:VIDEO / @自室 / 記録 / jap.flute-bamboo / 演奏、play / 2021-09-06_18-58-02_000.mp4 / todays-melody,genr=~,for=~,key=~,tempo=~,R=~,i.f.=~,Re+">
            <text:p>###:VIDEO / @自室 / 記録 / jap.flute-bamboo / 演奏、play / 2021-09-06_18-58-02_000.mp4 / todays-melody,genr=~,for=~,key=~,tempo=~,R=~,i.f.=~,Re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4" office:value-type="string">
            <text:p>2021-09-06_19-16-16_000.mp4</text:p>
          </table:table-cell>
          <table:table-cell table:style-name="ce19" office:value-type="string">
            <text:p>:VIDEO / @自室 / 記録 / percussion,rythm / 演奏、play / 2021-09-06_19-16-16_000.mp4 / todays-melody,genr=~,for=~,key=~,tempo=~,R=1,i.f.=~,memo=~,elements=~,notes=,ReX,memo+:2021-09-06_19-19-15_000.jpg</text:p>
          </table:table-cell>
          <table:table-cell table:style-name="ce17"/>
          <table:table-cell table:style-name="ce4"/>
          <table:table-cell table:style-name="ce4"/>
          <table:table-cell table:style-name="ce38" table:formula="of:=IF([.E13]=&quot;&quot;;[.C13];CONCATENATE([.C13];&quot; / &quot;;[.E13]))" office:value-type="string" office:string-value=":VIDEO / @自室 / 記録 / percussion,rythm / 演奏、play / 2021-09-06_19-16-16_000.mp4 / todays-melody,genr=~,for=~,key=~,tempo=~,R=1,i.f.=~,memo=~,elements=~,notes=,ReX,memo+:2021-09-06_19-19-15_000.jpg">
            <text:p>:VIDEO / @自室 / 記録 / percussion,rythm / 演奏、play / 2021-09-06_19-16-16_000.mp4 / todays-melody,genr=~,for=~,key=~,tempo=~,R=1,i.f.=~,memo=~,elements=~,notes=,ReX,memo+:2021-09-06_19-19-15_000.jpg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9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RES 1*4 / free# JVEMV6 68#_86:1 / 68. theoretical-physics(tp) / w=~,topics=マクローリン展開：剰余項,other=q:(o(x^2)/x^n=0),s=~,i=~,doc=r-6-1~7#8;r-6-2~1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office:value-type="string">
            <text:p>:m :PHOTO 起きた時刻 / 2021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2">
            <text:p>3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7">2021/09/07</text:date>, <text:time>09:29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9-07T09:29:47.23</dc:date>
    <dc:creator>iwabuchi ken</dc:creator>
    <meta:editing-duration>P36DT13H32M15S</meta:editing-duration>
    <meta:editing-cycles>13291</meta:editing-cycles>
    <meta:document-statistic meta:table-count="1" meta:cell-count="439" meta:object-count="0"/>
  </office:meta>
</office:document-meta>
</file>